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37.17mm" svg:y="37.98mm">
            <draw:object draw:notify-on-update-of-ranges="Sheet1.B1:Sheet1.K1 Sheet1.B2:Sheet1.K2 Sheet1.B3:Sheet1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Non-recursive</text:p>
          </table:table-cell>
          <table:table-cell office:value-type="float" office:value="5372.5" calcext:value-type="float">
            <text:p>5372,5</text:p>
          </table:table-cell>
          <table:table-cell office:value-type="float" office:value="62477.3" calcext:value-type="float">
            <text:p>62477,3</text:p>
          </table:table-cell>
          <table:table-cell office:value-type="float" office:value="146369" calcext:value-type="float">
            <text:p>146369</text:p>
          </table:table-cell>
          <table:table-cell office:value-type="float" office:value="396662" calcext:value-type="float">
            <text:p>396662</text:p>
          </table:table-cell>
          <table:table-cell office:value-type="float" office:value="884667.6" calcext:value-type="float">
            <text:p>884667,6</text:p>
          </table:table-cell>
          <table:table-cell office:value-type="float" office:value="1526531.2" calcext:value-type="float">
            <text:p>1526531,2</text:p>
          </table:table-cell>
          <table:table-cell office:value-type="float" office:value="2036201.717" calcext:value-type="float">
            <text:p>2036201,717</text:p>
          </table:table-cell>
          <table:table-cell office:value-type="float" office:value="14326070.27" calcext:value-type="float">
            <text:p>14326070,27</text:p>
          </table:table-cell>
          <table:table-cell office:value-type="float" office:value="35153508.02" calcext:value-type="float">
            <text:p>35153508,02</text:p>
          </table:table-cell>
          <table:table-cell office:value-type="float" office:value="24578631.296" calcext:value-type="float">
            <text:p>24578631,296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4218.8" calcext:value-type="float">
            <text:p>4218,8</text:p>
          </table:table-cell>
          <table:table-cell office:value-type="float" office:value="49834.4" calcext:value-type="float">
            <text:p>49834,4</text:p>
          </table:table-cell>
          <table:table-cell office:value-type="float" office:value="117788" calcext:value-type="float">
            <text:p>117788</text:p>
          </table:table-cell>
          <table:table-cell office:value-type="float" office:value="359451" calcext:value-type="float">
            <text:p>359451</text:p>
          </table:table-cell>
          <table:table-cell office:value-type="float" office:value="808918" calcext:value-type="float">
            <text:p>808918</text:p>
          </table:table-cell>
          <table:table-cell office:value-type="float" office:value="1262200.3" calcext:value-type="float">
            <text:p>1262200,3</text:p>
          </table:table-cell>
          <table:table-cell office:value-type="float" office:value="1706857.934" calcext:value-type="float">
            <text:p>1706857,934</text:p>
          </table:table-cell>
          <table:table-cell office:value-type="float" office:value="12950907.288" calcext:value-type="float">
            <text:p>12950907,288</text:p>
          </table:table-cell>
          <table:table-cell office:value-type="float" office:value="31508686.015" calcext:value-type="float">
            <text:p>31508686,015</text:p>
          </table:table-cell>
          <table:table-cell office:value-type="float" office:value="22371423.314" calcext:value-type="float">
            <text:p>22371423,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41:38.378594173</meta:creation-date>
    <dc:date>2018-11-12T17:30:11.556043931</dc:date>
    <meta:editing-duration>PT5M32S</meta:editing-duration>
    <meta:editing-cycles>1</meta:editing-cycles>
    <meta:document-statistic meta:table-count="1" meta:cell-count="32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1cm" svg:y="3.955cm" style:legend-expansion="high" chart:style-name="ch2"/>
        <chart:plot-area chart:style-name="ch3" table:cell-range-address="Sheet1.B1:Sheet1.K3" chart:data-source-has-labels="row" svg:x="0.319cm" svg:y="0.18cm" svg:width="13.063cm" svg:height="8.646cm">
          <chartooo:coordinate-region svg:x="2.052cm" svg:y="0.379cm" svg:width="10.773cm" svg:height="7.8cm"/>
          <chart:axis chart:dimension="x" chart:name="primary-x" chart:style-name="ch4" chartooo:axis-type="auto"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class="chart:scatter">
            <chart:domain table:cell-range-address="Sheet1.B1:Sheet1.K1"/>
            <chart:data-point chart:repeated="10"/>
          </chart:series>
          <chart:series chart:style-name="ch8" chart:values-cell-range-address="Sheet1.B3:Sheet1.K3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K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75000">
                <text:p>75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372.5">
                <text:p>5372.5</text:p>
                <draw:g>
                  <svg:desc>Sheet1.B2:Sheet1.K2</svg:desc>
                </draw:g>
              </table:table-cell>
              <table:table-cell office:value-type="float" office:value="62477.3">
                <text:p>62477.3</text:p>
              </table:table-cell>
              <table:table-cell office:value-type="float" office:value="146369">
                <text:p>146369</text:p>
              </table:table-cell>
              <table:table-cell office:value-type="float" office:value="396662">
                <text:p>396662</text:p>
              </table:table-cell>
              <table:table-cell office:value-type="float" office:value="884667.6">
                <text:p>884667.6</text:p>
              </table:table-cell>
              <table:table-cell office:value-type="float" office:value="1526531.2">
                <text:p>1526531.2</text:p>
              </table:table-cell>
              <table:table-cell office:value-type="float" office:value="2036201.717">
                <text:p>2036201.717</text:p>
              </table:table-cell>
              <table:table-cell office:value-type="float" office:value="14326070.27">
                <text:p>14326070.27</text:p>
              </table:table-cell>
              <table:table-cell office:value-type="float" office:value="35153508.02">
                <text:p>35153508.02</text:p>
              </table:table-cell>
              <table:table-cell office:value-type="float" office:value="24578631.296">
                <text:p>24578631.29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218.8">
                <text:p>4218.8</text:p>
                <draw:g>
                  <svg:desc>Sheet1.B3:Sheet1.K3</svg:desc>
                </draw:g>
              </table:table-cell>
              <table:table-cell office:value-type="float" office:value="49834.4">
                <text:p>49834.4</text:p>
              </table:table-cell>
              <table:table-cell office:value-type="float" office:value="117788">
                <text:p>117788</text:p>
              </table:table-cell>
              <table:table-cell office:value-type="float" office:value="359451">
                <text:p>359451</text:p>
              </table:table-cell>
              <table:table-cell office:value-type="float" office:value="808918">
                <text:p>808918</text:p>
              </table:table-cell>
              <table:table-cell office:value-type="float" office:value="1262200.3">
                <text:p>1262200.3</text:p>
              </table:table-cell>
              <table:table-cell office:value-type="float" office:value="1706857.934">
                <text:p>1706857.934</text:p>
              </table:table-cell>
              <table:table-cell office:value-type="float" office:value="12950907.288">
                <text:p>12950907.288</text:p>
              </table:table-cell>
              <table:table-cell office:value-type="float" office:value="31508686.015">
                <text:p>31508686.015</text:p>
              </table:table-cell>
              <table:table-cell office:value-type="float" office:value="22371423.314">
                <text:p>22371423.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